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otlinSerializationCborHttpMessageConverter.KotlinSerializationCborHttpMessageConverter( Cbor cb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SerializationCborHttpMessageConverter.KotlinSerializationCborHttp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